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7252in"/>
    </style:style>
    <style:style style:name="co3" style:family="table-column">
      <style:table-column-properties fo:break-before="auto" style:column-width="0.3429in"/>
    </style:style>
    <style:style style:name="co4" style:family="table-column">
      <style:table-column-properties fo:break-before="auto" style:column-width="0.9543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5">
      <number:minutes number:style="long"/>
      <number:text>:</number:text>
      <number:seconds number:style="long" number:decimal-places="2"/>
    </number:time-style>
    <number:time-style style:name="N10041" number:language="de" number:country="DE">
      <number:hours number:style="long"/>
      <number:text>:</number:text>
      <number:minutes number:style="long"/>
      <number:text>:</number:text>
      <number:seconds number:style="long"/>
    </number:time-style>
    <number:time-style style:name="N10044" number:language="de" number:country="DE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45"/>
    <style:style style:name="ce4" style:family="table-cell" style:parent-style-name="Default" style:data-style-name="N10041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044"/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Work</text:p>
          </table:table-cell>
          <table:table-cell/>
          <table:table-cell table:style-name="ce5" office:value-type="string" calcext:value-type="string">
            <text:p>TOTAL TIME:</text:p>
          </table:table-cell>
          <table:table-cell table:style-name="ce6" table:formula="of:=SUM([.E3:.E100])" office:value-type="time" office:time-value="PT123H00M00S" calcext:value-type="time">
            <text:p>123:00:00</text:p>
          </table:table-cell>
        </table:table-row>
        <table:table-row table:style-name="ro2">
          <table:table-cell/>
          <table:table-cell office:value-type="string" calcext:value-type="string">
            <text:p>24.4.2013</text:p>
          </table:table-cell>
          <table:table-cell table:style-name="ce4" office:value-type="time" office:time-value="PT10H30M00S" calcext:value-type="time">
            <text:p>10:30:00</text:p>
          </table:table-cell>
          <table:table-cell table:style-name="ce4" office:value-type="time" office:time-value="PT12H45M00S" calcext:value-type="time">
            <text:p>12:45:00</text:p>
          </table:table-cell>
          <table:table-cell table:style-name="ce4" table:formula="of:=ABS([.D3]-[.C3])" office:value-type="time" office:time-value="PT02H15M00S" calcext:value-type="time">
            <text:p>02:15:00</text:p>
          </table:table-cell>
          <table:table-cell office:value-type="string" calcext:value-type="string">
            <text:p>Initial setup, start of Introduction, etc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8.4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4]-[.C4])" office:value-type="time" office:time-value="PT02H00M00S" calcext:value-type="time">
            <text:p>02:00:00</text:p>
          </table:table-cell>
          <table:table-cell office:value-type="string" calcext:value-type="string">
            <text:p>First mockup, header/footer, bit of text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2.5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5]-[.C5])" office:value-type="time" office:time-value="PT00H30M00S" calcext:value-type="time">
            <text:p>00:30:00</text:p>
          </table:table-cell>
          <table:table-cell office:value-type="string" calcext:value-type="string">
            <text:p>Reformatt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0.5.2013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office:value-type="time" office:time-value="PT20H00M00S" calcext:value-type="time">
            <text:p>20:00:00</text:p>
          </table:table-cell>
          <table:table-cell table:style-name="ce4" table:formula="of:=ABS([.D6]-[.C6])" office:value-type="time" office:time-value="PT02H00M00S" calcext:value-type="time">
            <text:p>02:00:00</text:p>
          </table:table-cell>
          <table:table-cell office:value-type="string" calcext:value-type="string">
            <text:p>Application and general progres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2.5.2013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office:value-type="time" office:time-value="PT20H00M00S" calcext:value-type="time">
            <text:p>20:00:00</text:p>
          </table:table-cell>
          <table:table-cell table:style-name="ce4" table:formula="of:=ABS([.D7]-[.C7])" office:value-type="time" office:time-value="PT01H00M00S" calcext:value-type="time">
            <text:p>01:00:00</text:p>
          </table:table-cell>
          <table:table-cell office:value-type="string" calcext:value-type="string">
            <text:p>Sequence diagram, framework thing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5.5.2013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office:value-type="time" office:time-value="PT17H15M00S" calcext:value-type="time">
            <text:p>17:15:00</text:p>
          </table:table-cell>
          <table:table-cell table:style-name="ce4" table:formula="of:=ABS([.D8]-[.C8])" office:value-type="time" office:time-value="PT00H45M00S" calcext:value-type="time">
            <text:p>00:45:00</text:p>
          </table:table-cell>
          <table:table-cell office:value-type="string" calcext:value-type="string">
            <text:p>Small stuff (lots of todos :P 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6.5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9]-[.C9])" office:value-type="time" office:time-value="PT01H00M00S" calcext:value-type="time">
            <text:p>01:00:00</text:p>
          </table:table-cell>
          <table:table-cell office:value-type="string" calcext:value-type="string">
            <text:p>Dialog structure, etc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5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table:formula="of:=ABS([.D10]-[.C10])" office:value-type="time" office:time-value="PT00H30M00S" calcext:value-type="time">
            <text:p>00:30:00</text:p>
          </table:table-cell>
          <table:table-cell office:value-type="string" calcext:value-type="string">
            <text:p>Small work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9.5.2013</text:p>
          </table:table-cell>
          <table:table-cell table:style-name="ce4" office:value-type="time" office:time-value="PT15H45M00S" calcext:value-type="time">
            <text:p>15:45:00</text:p>
          </table:table-cell>
          <table:table-cell table:style-name="ce4" office:value-type="time" office:time-value="PT16H15M00S" calcext:value-type="time">
            <text:p>16:15:00</text:p>
          </table:table-cell>
          <table:table-cell table:style-name="ce4" table:formula="of:=ABS([.D11]-[.C11])" office:value-type="time" office:time-value="PT00H30M00S" calcext:value-type="time">
            <text:p>00:30:00</text:p>
          </table:table-cell>
          <table:table-cell office:value-type="string" calcext:value-type="string">
            <text:p>Started Class Diagram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5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4H45M00S" calcext:value-type="time">
            <text:p>14:45:00</text:p>
          </table:table-cell>
          <table:table-cell table:style-name="ce4" table:formula="of:=ABS([.D12]-[.C12])" office:value-type="time" office:time-value="PT01H15M00S" calcext:value-type="time">
            <text:p>01:15:00</text:p>
          </table:table-cell>
          <table:table-cell office:value-type="string" calcext:value-type="string">
            <text:p>Framework stuff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4.5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13]-[.C13])" office:value-type="time" office:time-value="PT02H00M00S" calcext:value-type="time">
            <text:p>02:00:00</text:p>
          </table:table-cell>
          <table:table-cell office:value-type="string" calcext:value-type="string">
            <text:p>Adapted styleguid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5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table:formula="of:=ABS([.D14]-[.C14])" office:value-type="time" office:time-value="PT01H00M00S" calcext:value-type="time">
            <text:p>01:00:00</text:p>
          </table:table-cell>
          <table:table-cell office:value-type="string" calcext:value-type="string">
            <text:p>Small things (also stuff from first talk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.6.2013</text:p>
          </table:table-cell>
          <table:table-cell table:style-name="ce4" office:value-type="time" office:time-value="PT23H00M00S" calcext:value-type="time">
            <text:p>23:00:00</text:p>
          </table:table-cell>
          <table:table-cell table:style-name="ce4" office:value-type="time" office:time-value="PT24H00M00S" calcext:value-type="time">
            <text:p>00:00:00</text:p>
          </table:table-cell>
          <table:table-cell table:style-name="ce4" table:formula="of:=ABS([.D15]-[.C15])" office:value-type="time" office:time-value="PT01H00M00S" calcext:value-type="time">
            <text:p>01:00:00</text:p>
          </table:table-cell>
          <table:table-cell office:value-type="string" calcext:value-type="string">
            <text:p>More Mockups... lots of preparatory work around them too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6H15M00S" calcext:value-type="time">
            <text:p>16:15:00</text:p>
          </table:table-cell>
          <table:table-cell table:style-name="ce4" table:formula="of:=ABS([.D16]-[.C16])" office:value-type="time" office:time-value="PT00H45M00S" calcext:value-type="time">
            <text:p>00:45:00</text:p>
          </table:table-cell>
          <table:table-cell office:value-type="string" calcext:value-type="string">
            <text:p>Marker Mockup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6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6H20M00S" calcext:value-type="time">
            <text:p>16:20:00</text:p>
          </table:table-cell>
          <table:table-cell table:style-name="ce4" table:formula="of:=ABS([.D17]-[.C17])" office:value-type="time" office:time-value="PT02H20M00S" calcext:value-type="time">
            <text:p>02:20:00</text:p>
          </table:table-cell>
          <table:table-cell office:value-type="string" calcext:value-type="string">
            <text:p>Finished mockups, corrected tasks, some small things; Prepared implement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2.6.2013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office:value-type="time" office:time-value="PT17H45M00S" calcext:value-type="time">
            <text:p>17:45:00</text:p>
          </table:table-cell>
          <table:table-cell table:style-name="ce4" table:formula="of:=ABS([.D18]-[.C18])" office:value-type="time" office:time-value="PT01H15M00S" calcext:value-type="time">
            <text:p>01:15:00</text:p>
          </table:table-cell>
          <table:table-cell office:value-type="string" calcext:value-type="string">
            <text:p>Started app layout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3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19]-[.C19])" office:value-type="time" office:time-value="PT01H30M00S" calcext:value-type="time">
            <text:p>01:30:00</text:p>
          </table:table-cell>
          <table:table-cell office:value-type="string" calcext:value-type="string">
            <text:p>Switched from sh** eclipse to intellij, finalized layout, started reading into camera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7H20M00S" calcext:value-type="time">
            <text:p>17:20:00</text:p>
          </table:table-cell>
          <table:table-cell table:style-name="ce4" table:formula="of:=ABS([.D20]-[.C20])" office:value-type="time" office:time-value="PT01H50M00S" calcext:value-type="time">
            <text:p>01:50:00</text:p>
          </table:table-cell>
          <table:table-cell office:value-type="string" calcext:value-type="string">
            <text:p>Menu layout. Android layout sucks!!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4.7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table:formula="of:=ABS([.D21]-[.C21])" office:value-type="time" office:time-value="PT02H30M00S" calcext:value-type="time">
            <text:p>02:30:00</text:p>
          </table:table-cell>
          <table:table-cell office:value-type="string" calcext:value-type="string">
            <text:p>read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8.7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22]-[.C22])" office:value-type="time" office:time-value="PT04H00M00S" calcext:value-type="time">
            <text:p>04:00:00</text:p>
          </table:table-cell>
          <table:table-cell office:value-type="string" calcext:value-type="string">
            <text:p>OpenCV Code testing and read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23]-[.C23])" office:value-type="time" office:time-value="PT02H30M00S" calcext:value-type="time">
            <text:p>02:30:00</text:p>
          </table:table-cell>
          <table:table-cell office:value-type="string" calcext:value-type="string">
            <text:p>Finally got feature detection to work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8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24]-[.C24])" office:value-type="time" office:time-value="PT02H00M00S" calcext:value-type="time">
            <text:p>02:00:00</text:p>
          </table:table-cell>
          <table:table-cell office:value-type="string" calcext:value-type="string">
            <text:p>Feature matching started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0.8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25]-[.C25])" office:value-type="time" office:time-value="PT01H00M00S" calcext:value-type="time">
            <text:p>01:00:00</text:p>
          </table:table-cell>
          <table:table-cell office:value-type="string" calcext:value-type="string">
            <text:p>Discovered Aruco for Android, Performance testing of feature track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4.8.2013</text:p>
          </table:table-cell>
          <table:table-cell table:style-name="ce4" office:value-type="time" office:time-value="PT12H30M00S" calcext:value-type="time">
            <text:p>12:30:00</text:p>
          </table:table-cell>
          <table:table-cell table:style-name="ce4" office:value-type="time" office:time-value="PT14H30M00S" calcext:value-type="time">
            <text:p>14:30:00</text:p>
          </table:table-cell>
          <table:table-cell table:style-name="ce4" table:formula="of:=ABS([.D26]-[.C26])" office:value-type="time" office:time-value="PT02H00M00S" calcext:value-type="time">
            <text:p>02:00:00</text:p>
          </table:table-cell>
          <table:table-cell office:value-type="string" calcext:value-type="string">
            <text:p>Scratch feature, got polymaker started &amp; working (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4.8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6H50M00S" calcext:value-type="time">
            <text:p>16:50:00</text:p>
          </table:table-cell>
          <table:table-cell table:style-name="ce4" table:formula="of:=ABS([.D27]-[.C27])" office:value-type="time" office:time-value="PT00H50M00S" calcext:value-type="time">
            <text:p>00:50:00</text:p>
          </table:table-cell>
          <table:table-cell office:value-type="string" calcext:value-type="string">
            <text:p>Updated some of the thesis to account for the new approach to detect marker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6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28]-[.C28])" office:value-type="time" office:time-value="PT02H00M00S" calcext:value-type="time">
            <text:p>02:00:00</text:p>
          </table:table-cell>
          <table:table-cell office:value-type="string" calcext:value-type="string">
            <text:p>Tried some optimiz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45M00S" calcext:value-type="time">
            <text:p>17:45:00</text:p>
          </table:table-cell>
          <table:table-cell table:style-name="ce4" table:formula="of:=ABS([.D29]-[.C29])" office:value-type="time" office:time-value="PT02H45M00S" calcext:value-type="time">
            <text:p>02:45:00</text:p>
          </table:table-cell>
          <table:table-cell office:value-type="string" calcext:value-type="string">
            <text:p>Tried multithreading, optimiz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1.8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30]-[.C30])" office:value-type="time" office:time-value="PT01H00M00S" calcext:value-type="time">
            <text:p>01:00:00</text:p>
          </table:table-cell>
          <table:table-cell office:value-type="string" calcext:value-type="string">
            <text:p>Tried aruco, updated some doc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1]-[.C31])" office:value-type="time" office:time-value="PT03H00M00S" calcext:value-type="time">
            <text:p>03:00:00</text:p>
          </table:table-cell>
          <table:table-cell office:value-type="string" calcext:value-type="string">
            <text:p>Implemented working multithreading, read up on next step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45M00S" calcext:value-type="time">
            <text:p>16:45:00</text:p>
          </table:table-cell>
          <table:table-cell table:style-name="ce4" table:formula="of:=ABS([.D32]-[.C32])" office:value-type="time" office:time-value="PT03H15M00S" calcext:value-type="time">
            <text:p>03:15:00</text:p>
          </table:table-cell>
          <table:table-cell office:value-type="string" calcext:value-type="string">
            <text:p>Started work on perspective transform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6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3]-[.C33])" office:value-type="time" office:time-value="PT03H00M00S" calcext:value-type="time">
            <text:p>03:00:00</text:p>
          </table:table-cell>
          <table:table-cell office:value-type="string" calcext:value-type="string">
            <text:p>Got perspective transformation to work! :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4]-[.C34])" office:value-type="time" office:time-value="PT03H00M00S" calcext:value-type="time">
            <text:p>03:00:00</text:p>
          </table:table-cell>
          <table:table-cell office:value-type="string" calcext:value-type="string">
            <text:p>Started marker I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8.9.2013</text:p>
          </table:table-cell>
          <table:table-cell table:style-name="ce4" office:value-type="time" office:time-value="PT12H00M00S" calcext:value-type="time">
            <text:p>12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table:formula="of:=ABS([.D35]-[.C35])" office:value-type="time" office:time-value="PT04H30M00S" calcext:value-type="time">
            <text:p>04:30:00</text:p>
          </table:table-cell>
          <table:table-cell office:value-type="string" calcext:value-type="string">
            <text:p>Continue marker I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6]-[.C36])" office:value-type="time" office:time-value="PT03H00M00S" calcext:value-type="time">
            <text:p>03:00:00</text:p>
          </table:table-cell>
          <table:table-cell office:value-type="string" calcext:value-type="string">
            <text:p>Started final repo, made everything work, final ID still miss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2.9.2013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office:value-type="time" office:time-value="PT18H30M00S" calcext:value-type="time">
            <text:p>18:30:00</text:p>
          </table:table-cell>
          <table:table-cell table:style-name="ce4" table:formula="of:=ABS([.D37]-[.C37])" office:value-type="time" office:time-value="PT00H30M00S" calcext:value-type="time">
            <text:p>00:30:00</text:p>
          </table:table-cell>
          <table:table-cell office:value-type="string" calcext:value-type="string">
            <text:p>Read OpenGL Android stuff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5.9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38]-[.C38])" office:value-type="time" office:time-value="PT05H00M00S" calcext:value-type="time">
            <text:p>05:00:00</text:p>
          </table:table-cell>
          <table:table-cell office:value-type="string" calcext:value-type="string">
            <text:p>Mainly restructuring to final form, started OpenGL implementation basics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 calcext:value-type="string">
            <text:p>16.9.2013</text:p>
          </table:table-cell>
          <table:table-cell table:style-name="ce4" office:value-type="time" office:time-value="PT14H30M00S" calcext:value-type="time">
            <text:p>14:3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39]-[.C39])" office:value-type="time" office:time-value="PT03H30M00S" calcext:value-type="time">
            <text:p>03:30:00</text:p>
          </table:table-cell>
          <table:table-cell office:value-type="string" calcext:value-type="string">
            <text:p>Simplified attachment of view, opengl now rendering as overla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7.9.2013</text:p>
          </table:table-cell>
          <table:table-cell table:style-name="ce4" office:value-type="time" office:time-value="PT12H30M00S" calcext:value-type="time">
            <text:p>12:3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40]-[.C40])" office:value-type="time" office:time-value="PT06H30M00S" calcext:value-type="time">
            <text:p>06:30:00</text:p>
          </table:table-cell>
          <table:table-cell office:value-type="string" calcext:value-type="string">
            <text:p>Implemented ID with hamming code, finished marker detec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20M00S" calcext:value-type="time">
            <text:p>16:20:00</text:p>
          </table:table-cell>
          <table:table-cell table:style-name="ce4" table:formula="of:=ABS([.D41]-[.C41])" office:value-type="time" office:time-value="PT02H50M00S" calcext:value-type="time">
            <text:p>02:50:00</text:p>
          </table:table-cell>
          <table:table-cell office:value-type="string" calcext:value-type="string">
            <text:p>Finished prework for OpenGL stuff, started rendering objects (not working yet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9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7H45M00S" calcext:value-type="time">
            <text:p>17:45:00</text:p>
          </table:table-cell>
          <table:table-cell table:style-name="ce4" table:formula="of:=ABS([.D42]-[.C42])" office:value-type="time" office:time-value="PT00H45M00S" calcext:value-type="time">
            <text:p>00:45:00</text:p>
          </table:table-cell>
          <table:table-cell office:value-type="string" calcext:value-type="string">
            <text:p>Updated some of the docu, added new marker chapte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9.9.2013</text:p>
          </table:table-cell>
          <table:table-cell table:style-name="ce4" office:value-type="time" office:time-value="PT23H00M00S" calcext:value-type="time">
            <text:p>23:00:00</text:p>
          </table:table-cell>
          <table:table-cell table:style-name="ce4" office:value-type="time" office:time-value="PT23H15M00S" calcext:value-type="time">
            <text:p>23:15:00</text:p>
          </table:table-cell>
          <table:table-cell table:style-name="ce4" table:formula="of:=ABS([.D43]-[.C43])" office:value-type="time" office:time-value="PT00H15M00S" calcext:value-type="time">
            <text:p>00:15:00</text:p>
          </table:table-cell>
          <table:table-cell office:value-type="string" calcext:value-type="string">
            <text:p>Small text, mainly correction for how markers are detected in framework implement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9.2013</text:p>
          </table:table-cell>
          <table:table-cell table:style-name="ce4" office:value-type="time" office:time-value="PT23H00M00S" calcext:value-type="time">
            <text:p>23:00:00</text:p>
          </table:table-cell>
          <table:table-cell table:style-name="ce4" office:value-type="time" office:time-value="PT23H15M00S" calcext:value-type="time">
            <text:p>23:15:00</text:p>
          </table:table-cell>
          <table:table-cell table:style-name="ce4" table:formula="of:=ABS([.D44]-[.C44])" office:value-type="time" office:time-value="PT00H15M00S" calcext:value-type="time">
            <text:p>00:15:00</text:p>
          </table:table-cell>
          <table:table-cell office:value-type="string" calcext:value-type="string">
            <text:p>Checked docu, added todos, removed wrong things, general updat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1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4H45M00S" calcext:value-type="time">
            <text:p>14:45:00</text:p>
          </table:table-cell>
          <table:table-cell table:style-name="ce4" table:formula="of:=ABS([.D45]-[.C45])" office:value-type="time" office:time-value="PT01H15M00S" calcext:value-type="time">
            <text:p>01:15:00</text:p>
          </table:table-cell>
          <table:table-cell office:value-type="string" calcext:value-type="string">
            <text:p>Working on performance optimizations in Detector, also killing bug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1.9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46]-[.C46])" office:value-type="time" office:time-value="PT01H30M00S" calcext:value-type="time">
            <text:p>01:30:00</text:p>
          </table:table-cell>
          <table:table-cell office:value-type="string" calcext:value-type="string">
            <text:p>Trying to kill the Opengl bug day 1 :P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2.9.2013</text:p>
          </table:table-cell>
          <table:table-cell table:style-name="ce4" office:value-type="time" office:time-value="PT12H45M00S" calcext:value-type="time">
            <text:p>12:45:00</text:p>
          </table:table-cell>
          <table:table-cell table:style-name="ce4" office:value-type="time" office:time-value="PT16H15M00S" calcext:value-type="time">
            <text:p>16:15:00</text:p>
          </table:table-cell>
          <table:table-cell table:style-name="ce4" table:formula="of:=ABS([.D47]-[.C47])" office:value-type="time" office:time-value="PT03H30M00S" calcext:value-type="time">
            <text:p>03:30:00</text:p>
          </table:table-cell>
          <table:table-cell office:value-type="string" calcext:value-type="string">
            <text:p>Killed OpenGL bug! Improved lots too. Realized I'll need correct pose estimiz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3.9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table:formula="of:=ABS([.D48]-[.C48])" office:value-type="time" office:time-value="PT03H30M00S" calcext:value-type="time">
            <text:p>03:30:00</text:p>
          </table:table-cell>
          <table:table-cell office:value-type="string" calcext:value-type="string">
            <text:p>Pose estimization in and working correctly, I think – now I only need to apply it!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5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40M00S" calcext:value-type="time">
            <text:p>16:40:00</text:p>
          </table:table-cell>
          <table:table-cell table:style-name="ce4" table:formula="of:=ABS([.D49]-[.C49])" office:value-type="time" office:time-value="PT03H10M00S" calcext:value-type="time">
            <text:p>03:10:00</text:p>
          </table:table-cell>
          <table:table-cell office:value-type="string" calcext:value-type="string">
            <text:p>Docu update, mainly framework and reformatt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7.9.2013</text:p>
          </table:table-cell>
          <table:table-cell table:style-name="ce4" office:value-type="time" office:time-value="PT23H30M00S" calcext:value-type="time">
            <text:p>23:30:00</text:p>
          </table:table-cell>
          <table:table-cell table:style-name="ce4" office:value-type="time" office:time-value="PT24H00M00S" calcext:value-type="time">
            <text:p>00:00:00</text:p>
          </table:table-cell>
          <table:table-cell table:style-name="ce4" table:formula="of:=ABS([.D50]-[.C50])" office:value-type="time" office:time-value="PT00H30M00S" calcext:value-type="time">
            <text:p>00:30:00</text:p>
          </table:table-cell>
          <table:table-cell office:value-type="string" calcext:value-type="string">
            <text:p>Small work on result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8.8.2013</text:p>
          </table:table-cell>
          <table:table-cell table:style-name="ce4" office:value-type="time" office:time-value="PT16H15M00S" calcext:value-type="time">
            <text:p>16:15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51]-[.C51])" office:value-type="time" office:time-value="PT01H15M00S" calcext:value-type="time">
            <text:p>01:15:00</text:p>
          </table:table-cell>
          <table:table-cell office:value-type="string" calcext:value-type="string">
            <text:p>Correct 3D rendering on top of marker now works, with bugs though! WOHOO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9.9.2013</text:p>
          </table:table-cell>
          <table:table-cell table:style-name="ce4" office:value-type="time" office:time-value="PT13H45M00S" calcext:value-type="time">
            <text:p>13:45:00</text:p>
          </table:table-cell>
          <table:table-cell table:style-name="ce4" office:value-type="time" office:time-value="PT14H30M00S" calcext:value-type="time">
            <text:p>14:30:00</text:p>
          </table:table-cell>
          <table:table-cell table:style-name="ce4" table:formula="of:=ABS([.D52]-[.C52])" office:value-type="time" office:time-value="PT00H45M00S" calcext:value-type="time">
            <text:p>00:45:00</text:p>
          </table:table-cell>
          <table:table-cell office:value-type="string" calcext:value-type="string">
            <text:p>Corrected translation matrix flicker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9.9.2013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53]-[.C53])" office:value-type="time" office:time-value="PT01H30M00S" calcext:value-type="time">
            <text:p>01:30:00</text:p>
          </table:table-cell>
          <table:table-cell office:value-type="string" calcext:value-type="string">
            <text:p>Documentation: difficulties first complete version, started performanc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9.2013</text:p>
          </table:table-cell>
          <table:table-cell table:style-name="ce4" office:value-type="time" office:time-value="PT12H30M00S" calcext:value-type="time">
            <text:p>12:30:00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table:formula="of:=ABS([.D54]-[.C54])" office:value-type="time" office:time-value="PT01H30M00S" calcext:value-type="time">
            <text:p>01:30:00</text:p>
          </table:table-cell>
          <table:table-cell office:value-type="string" calcext:value-type="string">
            <text:p>Did performance analysis (experiment), finished first performance tex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01.10.2013</text:p>
          </table:table-cell>
          <table:table-cell table:style-name="ce4" office:value-type="time" office:time-value="PT22H00M00S" calcext:value-type="time">
            <text:p>22:00:00</text:p>
          </table:table-cell>
          <table:table-cell table:style-name="ce4" office:value-type="time" office:time-value="PT22H30M00S" calcext:value-type="time">
            <text:p>22:30:00</text:p>
          </table:table-cell>
          <table:table-cell table:style-name="ce4" table:formula="of:=ABS([.D55]-[.C55])" office:value-type="time" office:time-value="PT00H30M00S" calcext:value-type="time">
            <text:p>00:30:00</text:p>
          </table:table-cell>
          <table:table-cell office:value-type="string" calcext:value-type="string">
            <text:p>Further text, corrected some cit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02.10.2013</text:p>
          </table:table-cell>
          <table:table-cell table:style-name="ce4" office:value-type="time" office:time-value="PT20H45M00S" calcext:value-type="time">
            <text:p>20:45:00</text:p>
          </table:table-cell>
          <table:table-cell table:style-name="ce4" office:value-type="time" office:time-value="PT21H30M00S" calcext:value-type="time">
            <text:p>21:30:00</text:p>
          </table:table-cell>
          <table:table-cell table:style-name="ce4" table:formula="of:=ABS([.D56]-[.C56])" office:value-type="time" office:time-value="PT00H45M00S" calcext:value-type="time">
            <text:p>00:45:00</text:p>
          </table:table-cell>
          <table:table-cell office:value-type="string" calcext:value-type="string">
            <text:p>Finished draft capabilites, started layout of conclusion: still missing comparison to aruco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.10.2013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57]-[.C57])" office:value-type="time" office:time-value="PT01H00M00S" calcext:value-type="time">
            <text:p>01:00:00</text:p>
          </table:table-cell>
          <table:table-cell office:value-type="string" calcext:value-type="string">
            <text:p>Drafted conclusion. Glossary and gratitude still missing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4.10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58]-[.C58])" office:value-type="time" office:time-value="PT02H00M00S" calcext:value-type="time">
            <text:p>02:00:00</text:p>
          </table:table-cell>
          <table:table-cell office:value-type="string" calcext:value-type="string">
            <text:p>Comparison done. Small further work, almost done! :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.10.2013</text:p>
          </table:table-cell>
          <table:table-cell table:style-name="ce4" office:value-type="time" office:time-value="PT14H15M00S" calcext:value-type="time">
            <text:p>14:15:00</text:p>
          </table:table-cell>
          <table:table-cell table:style-name="ce4" office:value-type="time" office:time-value="PT18H30M00S" calcext:value-type="time">
            <text:p>18:30:00</text:p>
          </table:table-cell>
          <table:table-cell table:style-name="ce4" table:formula="of:=ABS([.D59]-[.C59])" office:value-type="time" office:time-value="PT04H15M00S" calcext:value-type="time">
            <text:p>04:15:00</text:p>
          </table:table-cell>
          <table:table-cell office:value-type="string" calcext:value-type="string">
            <text:p>First draft done! YES! :D Also started visibilty correction in framework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6.10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60]-[.C60])" office:value-type="time" office:time-value="PT03H00M00S" calcext:value-type="time">
            <text:p>03:00:00</text:p>
          </table:table-cell>
          <table:table-cell office:value-type="string" calcext:value-type="string">
            <text:p>V1.1 done! Sent to superviso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10.2013</text:p>
          </table:table-cell>
          <table:table-cell table:style-name="ce4" office:value-type="time" office:time-value="PT15H45M00S" calcext:value-type="time">
            <text:p>15:45:00</text:p>
          </table:table-cell>
          <table:table-cell table:style-name="ce4" office:value-type="time" office:time-value="PT16H15M00S" calcext:value-type="time">
            <text:p>16:15:00</text:p>
          </table:table-cell>
          <table:table-cell table:style-name="ce4" table:formula="of:=ABS([.D61]-[.C61])" office:value-type="time" office:time-value="PT00H30M00S" calcext:value-type="time">
            <text:p>00:30:00</text:p>
          </table:table-cell>
          <table:table-cell office:value-type="string" calcext:value-type="string">
            <text:p>Removed application section, now in results as evaluating app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10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8H30M00S" calcext:value-type="time">
            <text:p>18:30:00</text:p>
          </table:table-cell>
          <table:table-cell table:style-name="ce4" table:formula="of:=ABS([.D62]-[.C62])" office:value-type="time" office:time-value="PT01H30M00S" calcext:value-type="time">
            <text:p>01:30:00</text:p>
          </table:table-cell>
          <table:table-cell office:value-type="string" calcext:value-type="string">
            <text:p>Implemented double removal of double contour detec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8.10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45M00S" calcext:value-type="time">
            <text:p>16:45:00</text:p>
          </table:table-cell>
          <table:table-cell table:style-name="ce4" table:formula="of:=ABS([.D63]-[.C63])" office:value-type="time" office:time-value="PT03H15M00S" calcext:value-type="time">
            <text:p>03:15:00</text:p>
          </table:table-cell>
          <table:table-cell office:value-type="string" calcext:value-type="string">
            <text:p>First correction. V1.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10.2013</text:p>
          </table:table-cell>
          <table:table-cell table:style-name="ce4" office:value-type="time" office:time-value="PT10H00M00S" calcext:value-type="time">
            <text:p>10:00:00</text:p>
          </table:table-cell>
          <table:table-cell table:style-name="ce4" office:value-type="time" office:time-value="PT10H30M00S" calcext:value-type="time">
            <text:p>10:30:00</text:p>
          </table:table-cell>
          <table:table-cell table:style-name="ce4" table:formula="of:=ABS([.D64]-[.C64])" office:value-type="time" office:time-value="PT00H30M00S" calcext:value-type="time">
            <text:p>00:30:00</text:p>
          </table:table-cell>
          <table:table-cell office:value-type="string" calcext:value-type="string">
            <text:p>Meeting Marc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10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table:formula="of:=ABS([.D65]-[.C65])" office:value-type="time" office:time-value="PT00H30M00S" calcext:value-type="time">
            <text:p>00:30:00</text:p>
          </table:table-cell>
          <table:table-cell office:value-type="string" calcext:value-type="string">
            <text:p>next correction – V1.3. Now only missing application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0.10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66]-[.C66])" office:value-type="time" office:time-value="PT03H30M00S" calcext:value-type="time">
            <text:p>03:30:00</text:p>
          </table:table-cell>
          <table:table-cell office:value-type="string" calcext:value-type="string">
            <text:p>Tried multi activity stuff, not working yet, instead implemented features and removed bugs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7]-[.C6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8]-[.C6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9]-[.C6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0]-[.C7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1]-[.C7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2]-[.C7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3]-[.C7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4]-[.C7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5]-[.C7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6]-[.C7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7]-[.C7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8]-[.C7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9]-[.C7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0]-[.C8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1]-[.C8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2]-[.C8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3]-[.C8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4]-[.C8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5]-[.C8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6]-[.C8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7]-[.C8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8]-[.C8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9]-[.C8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0]-[.C9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1]-[.C9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2]-[.C9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3]-[.C9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4]-[.C9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5]-[.C9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6]-[.C9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7]-[.C9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8]-[.C9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9]-[.C9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100]-[.C10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1" table:number-rows-repeated="104847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0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Hartmann</meta:initial-creator>
    <meta:creation-date>2013-04-24T12:02:58</meta:creation-date>
    <dc:date>2013-10-10T17:31:18.600965410</dc:date>
    <dc:creator>Tamino Hartmann</dc:creator>
    <meta:editing-duration>PT2H37M7S</meta:editing-duration>
    <meta:editing-cycles>97</meta:editing-cycles>
    <meta:generator>LibreOffice/4.1.2.3$Linux_X86_64 LibreOffice_project/410m0$Build-3</meta:generator>
    <meta:document-statistic meta:table-count="3" meta:cell-count="361" meta:object-count="0"/>
  </office:meta>
</office:document-meta>
</file>